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138.75mm"/>
    </style:style>
    <style:style style:name="co3" style:family="table-column">
      <style:table-column-properties fo:break-before="auto" style:column-width="149.07mm"/>
    </style:style>
    <style:style style:name="co4" style:family="table-column">
      <style:table-column-properties fo:break-before="auto" style:column-width="28.89mm"/>
    </style:style>
    <style:style style:name="co5" style:family="table-column">
      <style:table-column-properties fo:break-before="auto" style:column-width="115.52mm"/>
    </style:style>
    <style:style style:name="co6" style:family="table-column">
      <style:table-column-properties fo:break-before="auto" style:column-width="157.53mm"/>
    </style:style>
    <style:style style:name="co7" style:family="table-column">
      <style:table-column-properties fo:break-before="auto" style:column-width="80.13mm"/>
    </style:style>
    <style:style style:name="co9" style:family="table-column">
      <style:table-column-properties fo:break-before="auto" style:column-width="22.58mm"/>
    </style:style>
    <style:style style:name="ro5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6.23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6.31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Tahoma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8" style:family="table-cell" style:parent-style-name="Default" style:data-style-name="N37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4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1:Foglio1.D1048471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9" table:number-columns-repeated="1016" table:default-cell-style-name="ce2"/>
        <table:table-row table:style-name="ro2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764529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18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5829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6-39894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47773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6-3989423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6806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835331</text:p>
          </table:table-cell>
          <table:table-cell table:style-name="ce1" table:number-columns-repeated="2"/>
          <table:table-cell table:style-name="ce16" table:number-columns-repeated="5"/>
          <table:table-cell table:style-name="ce1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4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5-95833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95838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26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119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39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7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6014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166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5-577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1236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533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11-3493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194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493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493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AMBROSI (CASALEONE)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8-32003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 office:value-type="string" calcext:value-type="string">
            <text:p>figl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28981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4853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31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2333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57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1933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735-725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24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7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227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640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26769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9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0295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574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9779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701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48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21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722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79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931-7222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31-722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732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7384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730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25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46365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2-5501760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990134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6355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32-9615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9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543154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01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31611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339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204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623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23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623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83-5655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3-565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78843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31-5943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02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453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399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399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9-384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384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747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6001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213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3-566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3829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384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8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5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04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7090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5-04003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04003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segreteria.civile@lpn3.it" xlink:type="simple">segreteria.civile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FRANCESCO SANSEGOLO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vv.sansegolo@lpn3.it" xlink:type="simple">avv.sansegolo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ELENA PUSCEDDU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vv.pusceddu@lpn3.it" xlink:type="simple">avv.pusceddu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GIOVANNA BIANCH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vv.bianchi@lpn3.it" xlink:type="simple">avv.bianchi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8005223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91047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68821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9273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03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2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4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SARTOR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2117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SARTOR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9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SARTOR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1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O (CAPOAREA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7733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DIRETTORE: EDOARDO DELL'O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10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IMPRESE 2015 – EMANUELE SIMEONI DIRET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22275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IMPRESE 2015 – EMANUELE SIMEONI DIRETT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932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IMPRESE 2015 – EMANUELE SIMEONI DIRET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899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IMPRESE 2015 – EMANUELE SIMEONI DIRETTO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emanuele.simeoni@popvi.it" xlink:type="simple">emanuele.simeoni@popv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1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982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08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15-24331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1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0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73837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44212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1-8804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348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6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411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1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51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10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568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58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2678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97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7099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89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32-603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10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5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602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24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76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34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27648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276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33-719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2256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216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607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04597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296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7863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36541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2348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0885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295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0-806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443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7-8159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1884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64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699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1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ELV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9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42849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9-5270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CB@COOPBILANCIAI.IT" xlink:type="simple">CB@COOPBILANCIA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9-8936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526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6648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430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2538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863-727909</text:p>
          </table:table-cell>
          <table:table-cell table:style-name="ce1"/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937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92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9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212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32-991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9-46481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FIGLIO EMANU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428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8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1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9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50006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844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001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1339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7143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82893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614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5612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715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058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3446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111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61-966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61-96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61-960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RE PER VIAGG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61-9503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117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95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1-5543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caenazzo.bocca@yahoo.it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945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2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612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GIANNINA (MAD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817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NICOLA (FIGL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438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5515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2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02316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ONIARDI FRANCESCO</text:p>
          </table:table-cell>
          <table:table-cell table:style-name="ce1" office:value-type="string" calcext:value-type="string">
            <text:p>SECONDO NUMERO (DATO IL 23/12/14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58000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5184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4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59711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586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436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310192</text:p>
          </table:table-cell>
          <table:table-cell table:style-name="ce1"/>
          <table:table-cell table:style-name="ce1" office:value-type="string" calcext:value-type="string">
            <text:p>SPAZZATRIC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702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6762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26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025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006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7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1-968655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71306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740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9-892343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4-7717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0755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33465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10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10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107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107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7330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2391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869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956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83062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663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02895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45904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747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6384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649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61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694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5620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723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235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508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764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75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892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6752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367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0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584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86-7573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1-75744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3-676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0483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6919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UFFICIO PER PAGAMENTI: MAR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1-982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13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86226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624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4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225064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1564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0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54383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8701931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119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2948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5953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19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9368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310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3109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1-28611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1-28611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331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6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ASSO (CABRINO 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361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91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9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9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327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0-7198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02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02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643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83402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70-282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0-282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527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628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18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561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98708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2-690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690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4268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2027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5186388</text:p>
          </table:table-cell>
          <table:table-cell table:style-name="ce1"/>
          <table:table-cell table:style-name="ce1" office:value-type="string" calcext:value-type="string">
            <text:p>CARROZZI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426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79207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2015 – STEFANO BERTANI DIRET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873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2015 – STEFANO BERTANI DIRETT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5840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2015 – STEFANO BERTANI DIRET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3122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2015 – STEFANO BERTANI DIRETTO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stefano.bertani@crveneto.it" xlink:type="simple">stefano.bertani@crvenet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87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2326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444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992355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92322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575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65923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43004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8009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4" office:value-type="string" calcext:value-type="string">
            <text:p>RESP.ACQ MAURO RUDELLO</text:p>
          </table:table-cell>
          <table:table-cell table:style-name="ce4" office:value-type="string" calcext:value-type="string">
            <text:p>CELL</text:p>
          </table:table-cell>
          <table:table-cell table:style-name="ce11" office:value-type="string" calcext:value-type="string">
            <text:p>360-4230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568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9070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4-415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0705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0705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CENTRO DEL PNEUMATICO COLTR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31-344709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0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850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851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6162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802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616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IORENZO.LUCCHI@CEREABANCA1897.IT" xlink:type="simple">FIORENZO.LUCCHI@CEREABANCA1897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802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0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0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299717</text:p>
          </table:table-cell>
          <table:table-cell table:style-name="ce1"/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111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3-7150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3-7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GERRY RAGIONIE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567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919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410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863-401087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4270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67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00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1722074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9-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767069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024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924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71-5039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39839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522-97683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22-976761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60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960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414</text:p>
          </table:table-cell>
          <table:table-cell table:style-name="ce1"/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RELLI MICHELE (ZUCCHE) BORGOFORTE (M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842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T CENTRO IMBALLAGGIO TECNIC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636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35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16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99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489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383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3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658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966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1-554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543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8591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650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8195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863-80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0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412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4965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451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4555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4-58235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4-58235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005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808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83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ORZIO PICCOLI FRUTTI</text:p>
          </table:table-cell>
          <table:table-cell table:style-name="ce1" office:value-type="string" calcext:value-type="string">
            <text:p>MAGAZZINIERE 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37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31847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8194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68-7170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EU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42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3078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501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1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212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50366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217420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7531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350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418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7825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3709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-458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456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4914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3578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38106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890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882-554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5530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173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60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603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36062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6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636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518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29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369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23264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1621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175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3629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968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6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6487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REPERIBILE TON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1379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55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925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9943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953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993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939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6567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6567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0-694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95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1540229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154022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60901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710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175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768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183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4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096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19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63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11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23-863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6912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573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643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1-28612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908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1214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1867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552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3074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398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4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11-00147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0014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RA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6369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62-520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62-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62-5205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5111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179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837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6425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6465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3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117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1202130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775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873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2639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523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1058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234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 office:value-type="string" calcext:value-type="string">
            <text:p>(CICCION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94425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3126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1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9556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603398</text:p>
          </table:table-cell>
          <table:table-cell table:style-name="ce1"/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6119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01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9538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71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5-90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6137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3346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6911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691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1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243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059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D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0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GIO-GIORD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03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2410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35428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12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7177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2-2694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053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293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747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836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0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7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6819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749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9-573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9-5580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12068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26-9938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26-43297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26607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3318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9776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6949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8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CENTRALI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983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RICEVIMENTO MERCE LOGISTICA ORDIN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984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6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brunosrl.net" xlink:type="simple">info@brunosrl.ne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42-428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94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9402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0325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5-412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415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4221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4222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649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3315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33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39218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FACCHININATURA.IT" xlink:type="simple">INFO@FACCHININATUR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26405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GIAN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54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14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54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102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363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63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3682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85-7831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083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8446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78491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40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995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40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68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351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934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6932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5847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52087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2547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537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5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97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76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769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192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77-24695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84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41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81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7-7153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4504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2466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42-9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18258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84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84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602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66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75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723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8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84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376-7140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7209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76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SCHI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3896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5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89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6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49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53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556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 TRANS 2000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956220</text:p>
          </table:table-cell>
          <table:table-cell table:style-name="ce1" office:value-type="string" calcext:value-type="string">
            <text:p>TRASPORTI AVEZZ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36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0-4354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32-612281</text:p>
          </table:table-cell>
          <table:table-cell table:style-name="ce1"/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5205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4151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18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864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35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7259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2728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272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6-41294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272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272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64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536-968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36-968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62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1-94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1-9471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612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4229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257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5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097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0-6546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685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764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8702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702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309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17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28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020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2197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326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758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734-640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868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66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150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495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4122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4109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687291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42-538709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871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11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5381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5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414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93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41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9428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3034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850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32-2837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4917377771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2297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299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5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0574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7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0264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8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7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0-9311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7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0727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6032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CARLO (FRATELLO DI GABRIE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701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77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7395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85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2-5095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02562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0" office:value-type="string" calcext:value-type="string">
            <text:p><text:a xlink:href="mailto:AGRIPIU.STUDIO@GMAIL.COM" xlink:type="simple">AGRIPIU.STUDIO@GMAIL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32578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76-66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1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0578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3316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43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5-4393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430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584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89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50235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8002315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061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1440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460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1440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6919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ARNIERI TENDE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5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76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175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99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47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2580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25-818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32-997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32-801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56182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672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532-7504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32-750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89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6000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43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733-86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733-284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4309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532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0079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2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5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914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258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9-216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9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939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538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5384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0128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85384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MAIL</text:p>
          </table:table-cell>
          <table:table-cell table:style-name="ce10" office:value-type="string" calcext:value-type="string">
            <text:p><text:a xlink:href="mailto:GIORGIO.BETELLA@IFCO.DE" xlink:type="simple">GIORGIO.BETELLA@IFCO.DE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538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0506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038386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0496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470269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NDIANO (PER CAMPI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58883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7156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022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8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573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PRODUTTIVA</text:p>
          </table:table-cell>
          <table:table-cell table:style-name="ce1" office:value-type="string" calcext:value-type="string">
            <text:p>ANTONIO O LORE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349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4" office:value-type="string" calcext:value-type="string">
            <text:p>VENDITORE – SIG.AVOSSA RAFFAELE</text:p>
          </table:table-cell>
          <table:table-cell table:style-name="ce4" office:value-type="string" calcext:value-type="string">
            <text:p>CELL</text:p>
          </table:table-cell>
          <table:table-cell table:style-name="ce11" office:value-type="string" calcext:value-type="string">
            <text:p>335-4825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 – SIG.TARALLO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859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392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3921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1695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69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6213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GRIECONOMICA1@LIBERO.IT" xlink:type="simple">AGRIECONOMICA1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5-8041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537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45700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481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345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262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433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78297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734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16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5-8458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5-84945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LUNICASRL@LUNICA.IT" xlink:type="simple">LUNICASRL@LUNI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84553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84553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45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920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86996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451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86996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1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524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369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7792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98260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9-763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590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34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186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196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197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74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8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221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4484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246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06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0-3036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601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204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80034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2140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900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510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102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400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36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546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6690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48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09120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137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41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645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330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290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3736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50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552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62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8233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1-2861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1-2861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83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87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5-8193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5-2666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7425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1001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1-9559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63-23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7309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893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531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48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22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805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616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721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558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5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288224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0-232604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347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03507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3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21-99279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6-43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08239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41-93260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93200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44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60331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9442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85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9017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GRICOLA.MANFRIN@ALICE.IT" xlink:type="simple">AGRICOLA.MANFRIN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3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50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20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620174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0209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0-8818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2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590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0574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068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65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201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261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41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25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60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OTTI CLAUDIO (DETTO MAG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0103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9440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300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801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979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757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28-8712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8711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677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35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2083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76096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9-772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773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CCANICO TRATTORE (BORA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1089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4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3-564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3-564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922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08140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2608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20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700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71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6-6345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623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3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3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515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86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8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86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4625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2683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73-772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897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7204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1808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69001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28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638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31-2701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4929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8607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73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75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16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35-4112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35-59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35-590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9066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3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2146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3389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51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153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3328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68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1882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75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063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0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164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29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33283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842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083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939913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75-831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5-780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3314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55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55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15698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1073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CRISTIAN PER CONSEGNE E NUMERI AUTIS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1-18555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ZONA FOGG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1-1866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18424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RICHIEDERE FATTURE MONICA/LOREDA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1-49509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5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965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354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354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232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6439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7203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92736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0-6519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ERCATO (PER PAGAMENTI MANIL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0-500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ANILA PER PAGAMEN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81236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MINATIVO</text:p>
          </table:table-cell>
          <table:table-cell table:style-name="ce1" office:value-type="string" calcext:value-type="string">
            <text:p>ABITAZ. / UFFICIO</text:p>
          </table:table-cell>
          <table:table-cell table:style-name="ce1" office:value-type="string" calcext:value-type="string">
            <text:p>TIPO</text:p>
          </table:table-cell>
          <table:table-cell table:style-name="ce9" office:value-type="string" calcext:value-type="string">
            <text:p>N° TELEFONICO</text:p>
          </table:table-cell>
          <table:table-cell table:style-name="ce1" office:value-type="string" calcext:value-type="string">
            <text:p>ANNOTAZIONI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5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4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30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308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32-612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57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17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33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33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739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73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8350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444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564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8948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4031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172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5510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1-2861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1-28617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9743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66462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75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93592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3557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74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4122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41228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6045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STE.MI – BASSANI (LUSIA) [ANCHE RADICCHIANDO]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203413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.STE.MI – BASSANI (LUSIA) [ANCHE RADICCHIANDO]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25-60754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BASSANI DICE DI PARLARE QUI PER I PAGAMEN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425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460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2101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035-4252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2725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42524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16519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952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16519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4252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9528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259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78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34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224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9587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459865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ORTOFRUTTACASTELLO.COM" xlink:type="simple">INFO@ORTOFRUTTACASTELL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95875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CESI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79634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TELEFONO E FAX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97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414886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9535220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9323613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lillo.perrone@ortofin.it" xlink:type="simple">lillo.perrone@ortof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865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4161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97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5158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51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1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8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018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516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61-2416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662237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870576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547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959484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77093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7709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401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930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68397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629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29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73-7397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3-7399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767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3-626160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95761520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957615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71-820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1-812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68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5145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0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74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64-9336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1976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2900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95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9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2-48840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488409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457064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45712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95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1-5495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95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13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113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11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96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4452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7427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8671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0846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546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4756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30257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1023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7073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5598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64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2843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5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20340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22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4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7733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055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69840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346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840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67183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719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84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3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8431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9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8073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06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0947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7200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3735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254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7771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64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96449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ECO_SICURA@ALICE.IT" xlink:type="simple">ECO_SICURA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9312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(FRATELLO)</text:p>
          </table:table-cell>
          <table:table-cell table:style-name="ce1" office:value-type="string" calcext:value-type="string">
            <text:p>CELL</text:p>
          </table:table-cell>
          <table:table-cell table:style-name="ce14" office:value-type="string" calcext:value-type="string">
            <text:p>335-84575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4575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UFFICIO - ??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718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30-9971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718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6181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51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483241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3750230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50295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22438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376-398845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102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6563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536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-247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306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9326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9328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225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3762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1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4359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1092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23-592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23-592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73-6640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819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93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818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818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923998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73002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126002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905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 (PREFISSO PER FISSI 0033 E SI TOGLIE UNO “0”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095472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296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40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121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7210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5-812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5-42403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101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4523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66484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6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10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GIOVANNI ANNUNZIATA RESP.VERO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537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4-34904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34904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31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32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21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6941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026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 office:value-type="string" calcext:value-type="string">
            <text:p>GIONATA CORZ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68915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5-878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45-83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10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2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600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614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3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38585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39810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159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85481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64654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00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4949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2453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711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53266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06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00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777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23284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28-631170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LOGISTICA@ROCCOTRASPORTI.IT" xlink:type="simple">LOGISTICA@ROCCOTRASPORT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631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24219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84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658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34-8574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4-851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8097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89420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3055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3055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690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44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79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31-27568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31-2753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4488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4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677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50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2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01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706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5431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684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666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889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933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2742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9-95411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3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20489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0-6755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413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30-541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91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92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99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480091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3968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065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0655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DOLA ANTONELLO (BUTTAPI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2118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3160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513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9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6144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462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4143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9" office:value-type="string" calcext:value-type="string">
            <text:p>340-406989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917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3-622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79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0178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2-1426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2185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411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2-24104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9350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24411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2306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272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409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97330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33515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 (DASH MESH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8-1999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790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23582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33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546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547-6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7-674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7-67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470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434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ROSINI</text:p>
          </table:table-cell>
          <table:table-cell table:style-name="ce1" office:value-type="string" calcext:value-type="string">
            <text:p>CELL</text:p>
          </table:table-cell>
          <table:table-cell table:style-name="ce14" office:value-type="string" calcext:value-type="string">
            <text:p>338-73733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6-66776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0588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0-99333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0-99333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0-70148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4" office:value-type="string" calcext:value-type="string">
            <text:p>030-9933393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DP320112@SMA.IT" xlink:type="simple">DP320112@SM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613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4" office:value-type="string" calcext:value-type="string">
            <text:p>02-57584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4" office:value-type="string" calcext:value-type="string">
            <text:p>02-57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70148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4" office:value-type="string" calcext:value-type="string">
            <text:p>030-70148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4" office:value-type="string" calcext:value-type="string">
            <text:p>02-57583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4" office:value-type="string" calcext:value-type="string">
            <text:p>030-99333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70148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1238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010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60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79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2805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131-8545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31-8544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0185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216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9-50464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44615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8205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8205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0-493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716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716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8036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650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365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360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888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1510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65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49373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229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20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6254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56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500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30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94102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4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4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86-802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2832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80330818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6840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7648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82008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52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317256243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317256731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02862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251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0201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8008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503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7306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546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28-6001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6012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33462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9191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5753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218089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36750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ALFONSO MAROTTA (X IMBALLAGG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0053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28-34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1818014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 (ULTIMO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181860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SARA (COLLABORATRICE DEMETR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70355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9-778082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778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6410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06335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50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32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50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25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33208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26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3962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66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331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3314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85503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506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7-91357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 2014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4-74755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057755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82-4211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421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11139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75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75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78137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78136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272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800846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66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8232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337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1144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1-49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0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9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0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5644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34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3223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1084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03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0-3070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0-304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11485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540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04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0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1060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115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386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3865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38507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NICOLETTA (COMMERCIAL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1935416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739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P PALLE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33134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468855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10422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67419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507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582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259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746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5" office:value-type="string" calcext:value-type="string">
            <text:p>0425-6077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85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15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17505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5107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118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N° DATO DA PANDO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86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366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57563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796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5-533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618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899021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ZANATTACARLO.IT" xlink:type="simple">INFO@ZANATTACARL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41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0049-176844938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TRIFRUTTA.DE" xlink:type="simple">INFO@TRIFRUTTA.DE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9566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289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80228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2-55107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4611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70193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6620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4806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01071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01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449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20531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44-78531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785309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TEC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28218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REPERIBI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61851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4008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4008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7185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129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11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07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0800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8702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49590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712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6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6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0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560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6957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330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49390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3307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48714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855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1815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UNICREDITO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MAIL</text:p>
          </table:table-cell>
          <table:table-cell table:style-name="ce10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03496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00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8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88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88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305465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305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01427</text:p>
          </table:table-cell>
          <table:table-cell table:style-name="ce1" office:value-type="string" calcext:value-type="string">
            <text:p>AZ.AGR. MONTEPRANDONE (APRICENA)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043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2474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1739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41-592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691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796159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92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6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6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191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5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86-8025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69721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22582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27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225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883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1-68334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9014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1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805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18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827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9608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600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0405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979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068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95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76903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609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84-392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5682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12427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0832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31236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4442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776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7517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2456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IG.CARUS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5-003775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382-34282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306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529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ELIA VICENTI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33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32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33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85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5075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2293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643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635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637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334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48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 (PER PAGAMENT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515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 TI DICE DI PARLARE CON GIOVANN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515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9-97728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9-7989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9-97721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858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335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012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125884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636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13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13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42-429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42-4292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294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6595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00549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45052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9-990373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9-598322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ASTRONOMICA FRESSCOTT SRL</text:p>
          </table:table-cell>
          <table:table-cell table:style-name="ce1" office:value-type="string" calcext:value-type="string">
            <text:p>ZOIA 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610777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FRESSCOT@ALICE.IT" xlink:type="simple">FRESSCOT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MARCO TAGLIAFERRI (COMPRATO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9497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7-923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LIVER DI SIGNORINI LUCIANO (MACCHINE AGRICOLE)</text:p>
          </table:table-cell>
          <table:table-cell table:style-name="ce1" office:value-type="string" calcext:value-type="string">
            <text:p>LUC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41842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8621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CONSALTER VALT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0190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2-150000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BT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3-37061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BTR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4699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CRISTOFOLI TOMA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85057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DADD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8355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FILIPPI X FOGNATUURE (DETTO: GIGI MER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976481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IRONDA (ECO SANITAS)</text:p>
          </table:table-cell>
          <table:table-cell table:style-name="ce1" office:value-type="string" calcext:value-type="string">
            <text:p>PER RIFIUTI CONTENITORI FITOFARMAC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20554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IRONDA (ECO SANITAS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44077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MANTOVANELLI MARIO ATTREZZI AGRICOLI</text:p>
          </table:table-cell>
          <table:table-cell table:style-name="ce1" office:value-type="string" calcext:value-type="string">
            <text:p>ISAC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584991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ICOLA CAPASSO SRL</text:p>
          </table:table-cell>
          <table:table-cell table:style-name="ce1" office:value-type="string" calcext:value-type="string">
            <text:p>PER PAGAMENTI SIG.RA “LAURA”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21-49102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ICOLA CAPASSO SRL</text:p>
          </table:table-cell>
          <table:table-cell table:style-name="ce1" office:value-type="string" calcext:value-type="string">
            <text:p>TITOLARE: 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21557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.ortocapasso@virgilio.it" xlink:type="simple">info.ortocapasso@virgili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MAIL PEC</text:p>
          </table:table-cell>
          <table:table-cell table:style-name="ce9" office:value-type="string" calcext:value-type="string">
            <text:p><text:a xlink:href="mailto:ortocapasso@pec.it" xlink:type="simple">ortocapasso@pec.it</text:a>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1-06408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71-06408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HELMUT (PER ORDIN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1-06409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GIUSEPPE (PER ORDIN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1-06409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7-38420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47-63153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ZIO VENDI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3627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7-31207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47-312077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nemafrut.mercato@alice.it" xlink:type="simple">nemafrut.mercato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RIZIO VENDITORE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maurizio.mantegoli@tin.it" xlink:type="simple">maurizio.mantegol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PEC</text:p>
          </table:table-cell>
          <table:table-cell table:style-name="ce9" office:value-type="string" calcext:value-type="string">
            <text:p><text:a xlink:href="mailto:nemafrutsrl@pec.it" xlink:type="simple">nemafrutsrl@pec.it</text:a>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DUE ERR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7628474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DUE ERRE (POSTEGGIO PADOVA)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762847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DUE ERRE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152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INDIANI GIMMI PER CAMPI</text:p>
          </table:table-cell>
          <table:table-cell table:style-name="ce7" office:value-type="string" calcext:value-type="string">
            <text:p><text:s/>(FACCIONI TECNICO DI MORATEL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50497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TO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7-3166623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JESS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191227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JESSI 2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51-046788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LATONIERE PER CANALI - GIUSEPPE</text:p>
          </table:table-cell>
          <table:table-cell table:style-name="ce8" office:value-type="string" calcext:value-type="string">
            <text:p>CHAMATO GIMMI IL 29/01/2015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18856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ALEACOM (BG BERGAMO)</text:p>
          </table:table-cell>
          <table:table-cell table:style-name="ce1" office:value-type="string" calcext:value-type="string">
            <text:p>DITTA SERIA CHE PAGA 60 GG -DATO NUMERO BRESCIA</text:p>
          </table:table-cell>
          <table:table-cell table:style-name="ce1"/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ROMBIN STEFANO (LAVORAVA PER FORNARI?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6391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C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436371</text:p>
          </table:table-cell>
          <table:table-cell table:style-name="ce1" table:number-columns-repeated="249"/>
          <table:table-cell table:number-columns-repeated="769"/>
        </table:table-row>
        <table:table-row table:style-name="ro3" table:number-rows-repeated="30158">
          <table:table-cell table:style-name="ce1" table:number-columns-repeated="3"/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3" table:number-rows-repeated="1016612">
          <table:table-cell table:number-columns-repeated="1022"/>
        </table:table-row>
        <table:table-row table:style-name="ro7" table:number-rows-repeated="2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5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5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2:.$D$1128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AMJ1048573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Tahoma1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10" number:language="ja" number:country="JP">
      <number:day/>
      <number:text>/</number:text>
      <number:month/>
      <number:text>/</number:text>
      <number:year/>
    </number:date-style>
    <number:date-style style:name="N1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3" number:language="ja" number:country="JP">
      <number:month/>
      <number:text>月</number:text>
      <number:day/>
      <number:text>日</number:text>
    </number:date-style>
    <number:date-style style:name="N1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09.99mm" fo:page-height="296.99mm" style:num-format="1" style:print-orientation="portrait" fo:margin-top="10mm" fo:margin-bottom="10mm" fo:margin-left="10mm" fo:margin-right="10mm" fo:background-color="transparent" style:print-page-order="ttb" style:first-page-number="continue" style:scale-to="84%" style:writing-mode="lr-tb" style:print="charts drawings grid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7.51mm" fo:margin-left="0mm" fo:margin-right="0mm" fo:margin-bottom="12.7mm"/>
      </style:header-style>
      <style:footer-style>
        <style:header-footer-properties fo:min-height="7.51mm" fo:margin-left="0mm" fo:margin-right="0mm" fo:margin-top="12.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 style:data-style-name="N2" text:time-value="08:13:14.125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Windows_x86 LibreOffice_project/de093506bcdc5fafd9023ee680b8c60e3e0645d7</meta:generator>
    <meta:creation-date>2006-08-22T11:19:42</meta:creation-date>
    <dc:date>2015-02-18T08:16:27.719000000</dc:date>
    <meta:editing-cycles>175</meta:editing-cycles>
    <meta:editing-duration>P1DT8H3M5S</meta:editing-duration>
    <meta:print-date>2011-04-05T12:02:08.39</meta:print-date>
    <meta:document-statistic meta:table-count="3" meta:cell-count="6552" meta:object-count="0"/>
    <meta:user-defined meta:name="Info 1"/>
    <meta:user-defined meta:name="Info 2"/>
    <meta:user-defined meta:name="Info 3"/>
    <meta:user-defined meta:name="Info 4"/>
  </office:meta>
</office:document-meta>
</file>